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Narrow" fo:language="en" fo:country="GB"/>
    </style:style>
    <style:style style:name="P2" style:family="paragraph" style:parent-style-name="Standard">
      <style:paragraph-properties fo:text-align="center" style:justify-single-word="false"/>
      <style:text-properties style:font-name="Arial Narrow" fo:language="en" fo:country="GB"/>
    </style:style>
    <style:style style:name="P3" style:family="paragraph" style:parent-style-name="Standard">
      <style:text-properties style:font-name="Arial Narrow" fo:language="en" fo:country="GB" fo:font-weight="bold" style:font-weight-asian="bold" style:font-weight-complex="bold"/>
    </style:style>
    <style:style style:name="P4" style:family="paragraph" style:parent-style-name="Standard">
      <style:text-properties style:font-name="Arial Narrow" fo:language="en" fo:country="GB"/>
    </style:style>
    <style:style style:name="P5" style:family="paragraph" style:parent-style-name="Standard" style:list-style-name="L1">
      <style:text-properties style:font-name="Arial Narrow" fo:language="en" fo:country="GB"/>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VIDEO</text:p>
      <text:p text:style-name="P1"/>
      <text:p text:style-name="P1"><text:span text:style-name="T1">CENTRAL IDEA:</text:span> Inspect NY <text:s/>city data to inspect and predict which districts and Vehicles will be most likely to be involved in accidents in the nearly future. </text:p>
      <text:p text:style-name="P1">This Idea is interesting as the results can help the government to take proactive actions in order to change this trend, and take countermeasures. In addition, this work could be helpful for insurance company when calculating fares based on vehicle and residence of the owner</text:p>
      <text:p text:style-name="P1"/>
      <text:p text:style-name="P1">The dataset used has been provided by:</text:p>
      <text:p text:style-name="P1"/>
      <text:p text:style-name="P1">NY City open data:</text:p>
      <text:p text:style-name="P1"><text:a xlink:type="simple" xlink:href="https://nycopendata.socrata.com/Public-Safety/NYPD-Motor-Vehicle-Collisions/h9gi-nx95#column-menu" text:style-name="Internet_20_link" text:visited-style-name="Visited_20_Internet_20_Link">https://nycopendata.socrata.com/Public-Safety/NYPD-Motor-Vehicle-Collisions/h9gi-nx95#column-menu</text:a></text:p>
      <text:p text:style-name="P1"/>
      <text:p text:style-name="P1"><text:span text:style-name="T1">IMPLEMENTATION PLAN</text:span>:<text:line-break/>-Giorgos?</text:p>
      <text:p text:style-name="P1">-Clustering and I don't know :)</text:p>
      <text:p text:style-name="P1"/>
      <text:p text:style-name="P3">WALK THROUGH:</text:p>
      <text:list xml:id="list1170782075831395141" text:style-name="L1">
        <text:list-item>
          <text:p text:style-name="P5">Size and number of columns/rows of the data</text:p>
        </text:list-item>
        <text:list-item>
          <text:p text:style-name="P5">Quick plot of the data:</text:p>
        </text:list-item>
      </text:list>
      <text:p text:style-name="P1"><text:tab/>– plot on the map </text:p>
      <text:list xml:id="list2031352503" text:continue-numbering="true" text:style-name="L1">
        <text:list-item>
          <text:list>
            <text:list-item>
              <text:p text:style-name="P5"><text:s/>Number of accidents per year</text:p>
            </text:list-item>
            <text:list-item>
              <text:p text:style-name="P5"><text:s/>Number of fatal accidents per year</text:p>
              <text:list>
                <text:list-item>
                  <text:p text:style-name="P5">number of people killed per year</text:p>
                </text:list-item>
                <text:list-item>
                  <text:p text:style-name="P5">number of people injured per year</text:p>
                </text:list-item>
              </text:list>
            </text:list-item>
          </text:list>
        </text:list-item>
        <text:list-item>
          <text:p text:style-name="P5">Show the fundamental distributions of the data:</text:p>
          <text:list>
            <text:list-item>
              <text:p text:style-name="P5">Histogram of the number of accidents per year</text:p>
            </text:list-item>
            <text:list-item>
              <text:p text:style-name="P5">Histogram of the number of accidents per time of the day</text:p>
            </text:list-item>
            <text:list-item>
              <text:p text:style-name="P5">clustering the accidents per area/district</text:p>
            </text:list-item>
          </text:list>
        </text:list-item>
      </text:list>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 Savian</meta:initial-creator>
    <meta:creation-date>2016-04-13T15:38:01</meta:creation-date>
    <dc:date>2016-04-14T10:21:42</dc:date>
    <dc:creator>Stefano Savian</dc:creator>
    <meta:editing-duration>PT12H25M44S</meta:editing-duration>
    <meta:editing-cycles>4</meta:editing-cycles>
    <meta:generator>OpenOffice/4.1.1$Unix OpenOffice.org_project/411m6$Build-9775</meta:generator>
    <meta:document-statistic meta:table-count="0" meta:image-count="0" meta:object-count="0" meta:page-count="1" meta:paragraph-count="20" meta:word-count="179" meta:character-count="1087"/>
  </office:meta>
</office:document-meta>
</file>